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2mm"/>
    </style:style>
    <style:style style:name="co3" style:family="table-column">
      <style:table-column-properties fo:break-before="auto" style:column-width="35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1" table:style-name="ta1">
        <table:shapes>
          <draw:frame draw:z-index="0" draw:style-name="gr1" draw:text-style-name="P1" svg:width="170.37mm" svg:height="90.04mm" svg:x="119.18mm" svg:y="27.36mm">
            <draw:object draw:notify-on-update-of-ranges="graph1.D3:graph1.D8 graph1.A2:graph1.A2 graph1.A3:graph1.A9 graph1.C3:graph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 load 1500 (separately)</text:p>
          </table:table-cell>
          <table:covered-table-cell/>
          <table:table-cell table:style-name="ce1" office:value-type="string" calcext:value-type="string" table:number-columns-spanned="2" table:number-rows-spanned="1">
            <text:p>No Load 1200 (separetely)</text:p>
          </table:table-cell>
          <table:covered-table-cell/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" calcext:value-type="float">
            <text:p>0.12</text:p>
          </table:table-cell>
          <table:table-cell office:value-type="float" office:value="61" calcext:value-type="float">
            <text:p>6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1" calcext:value-type="float">
            <text:p>0.21</text:p>
          </table:table-cell>
          <table:table-cell office:value-type="float" office:value="85" calcext:value-type="float">
            <text:p>8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" calcext:value-type="float">
            <text:p>0.25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7" calcext:value-type="float">
            <text:p>0.27</text:p>
          </table:table-cell>
          <table:table-cell office:value-type="float" office:value="115" calcext:value-type="float">
            <text:p>11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1" calcext:value-type="float">
            <text:p>0.31</text:p>
          </table:table-cell>
          <table:table-cell office:value-type="float" office:value="128" calcext:value-type="float">
            <text:p>12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7" calcext:value-type="float">
            <text:p>0.37</text:p>
          </table:table-cell>
          <table:table-cell office:value-type="float" office:value="128" calcext:value-type="float">
            <text:p>12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</table:table>
      <table:table table:name="graph 2" table:style-name="ta1">
        <table:shapes>
          <draw:frame draw:z-index="0" draw:style-name="gr1" draw:text-style-name="P1" svg:width="159.97mm" svg:height="90.04mm" svg:x="129.68mm" svg:y="14.08mm">
            <draw:object draw:notify-on-update-of-ranges="'graph 2'.D3:'graph 2'.D7 'graph 2'.A3:'graph 2'.A7 'graph 2'.C3:'graph 2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eparately exited</text:p>
          </table:table-cell>
          <table:covered-table-cell/>
          <table:table-cell table:style-name="ce1" office:value-type="string" calcext:value-type="string" table:number-columns-spanned="2" table:number-rows-spanned="1">
            <text:p>Self Excited</text:p>
          </table:table-cell>
          <table:covered-table-cell/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" calcext:value-type="float">
            <text:p>0.6</text:p>
          </table:table-cell>
          <table:table-cell office:value-type="float" office:value="137" calcext:value-type="float">
            <text:p>13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1" calcext:value-type="float">
            <text:p>1.1</text:p>
          </table:table-cell>
          <table:table-cell office:value-type="float" office:value="136" calcext:value-type="float">
            <text:p>13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.6</text:p>
          </table:table-cell>
          <table:table-cell office:value-type="float" office:value="133" calcext:value-type="float">
            <text:p>13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3" calcext:value-type="float">
            <text:p>2.3</text:p>
          </table:table-cell>
          <table:table-cell office:value-type="float" office:value="130" calcext:value-type="float">
            <text:p>13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9" calcext:value-type="float">
            <text:p>2.9</text:p>
          </table:table-cell>
          <table:table-cell office:value-type="float" office:value="126" calcext:value-type="float">
            <text:p>126</text:p>
          </table:table-cell>
          <table:table-cell office:value-type="float" office:value="2.7" calcext:value-type="float">
            <text:p>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1:48:09.932748384</meta:creation-date>
    <dc:date>2018-09-04T08:21:58.470905872</dc:date>
    <meta:editing-duration>PT5H53M7S</meta:editing-duration>
    <meta:editing-cycles>1</meta:editing-cycles>
    <meta:document-statistic meta:table-count="2" meta:cell-count="58" meta:object-count="2"/>
    <meta:generator>LibreOffice/6.1.0.3$Linux_X86_64 LibreOffice_project/f663d5e6bbc10760d525e14882490d040a4270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38cm" svg:height="9.005cm" xlink:href=".." xlink:type="simple" chart:class="chart:line" chart:style-name="ch1">
        <chart:legend chart:legend-position="end" svg:x="14.027cm" svg:y="3.954cm" style:legend-expansion="high" chart:style-name="ch2"/>
        <chart:plot-area chart:style-name="ch3" table:cell-range-address="graph1.C3:graph1.D8 graph1.A2:graph1.A9" chart:data-source-has-labels="both" svg:x="-0.258cm" svg:y="0.025cm" svg:width="13.718cm" svg:height="8.643cm">
          <chartooo:coordinate-region svg:x="0.628cm" svg:y="0.224cm" svg:width="12.832cm" svg:height="7.797cm"/>
          <chart:axis chart:dimension="x" chart:name="primary-x" chart:style-name="ch4" chartooo:axis-type="auto">
            <chartooo:date-scale/>
            <chart:categories table:cell-range-address="graph1.D3:graph1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1.A3:graph1.A9" chart:label-cell-address="graph1.A2:graph1.A2" chart:class="chart:line">
            <chart:data-point chart:repeated="7"/>
          </chart:series>
          <chart:series chart:style-name="ch8" chart:values-cell-range-address="graph1.C3:graph1.C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t</text:p>
                <draw:g>
                  <svg:desc>graph1.A2:graph1.A2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3">
                <text:p>0.13</text:p>
                <draw:g>
                  <svg:desc>graph1.D3:graph1.D8</svg:desc>
                </draw:g>
              </table:table-cell>
              <table:table-cell office:value-type="float" office:value="84">
                <text:p>84</text:p>
                <draw:g>
                  <svg:desc>graph1.A3:graph1.A9</svg:desc>
                </draw:g>
              </table:table-cell>
              <table:table-cell office:value-type="float" office:value="61">
                <text:p>61</text:p>
                <draw:g>
                  <svg:desc>graph1.C3:graph1.C8</svg:desc>
                </draw:g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25">
                <text:p>1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33">
                <text:p>1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43">
                <text:p>14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53">
                <text:p>1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f663d5e6bbc10760d525e14882490d040a4270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1 0" chart:style-name="ch1">
        <chart:legend chart:legend-position="end" svg:x="12.987cm" svg:y="3.954cm" style:legend-expansion="high" chart:style-name="ch2"/>
        <chart:plot-area chart:style-name="ch3" table:cell-range-address="'graph 2'.C3:'graph 2'.D7 'graph 2'.A3:'graph 2'.A7" chart:data-source-has-labels="column" svg:x="0.072cm" svg:y="-0.199cm" svg:width="12.348cm" svg:height="8.644cm">
          <chartooo:coordinate-region svg:x="0.958cm" svg:y="0cm" svg:width="11.196cm" svg:height="7.798cm"/>
          <chart:axis chart:dimension="x" chart:name="primary-x" chart:style-name="ch4" chartooo:axis-type="auto">
            <chartooo:date-scale/>
            <chart:categories table:cell-range-address="'graph 2'.D3:'graph 2'.D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ph 2'.A3:'graph 2'.A7" chart:class="chart:line">
            <chart:data-point chart:repeated="5"/>
          </chart:series>
          <chart:series chart:style-name="ch7" chart:values-cell-range-address="'graph 2'.C3:'graph 2'.C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'graph 2'.D3:'graph 2'.D7</svg:desc>
                </draw:g>
              </table:table-cell>
              <table:table-cell office:value-type="float" office:value="158">
                <text:p>158</text:p>
                <draw:g>
                  <svg:desc>'graph 2'.A3:'graph 2'.A7</svg:desc>
                </draw:g>
              </table:table-cell>
              <table:table-cell office:value-type="float" office:value="137">
                <text:p>137</text:p>
                <draw:g>
                  <svg:desc>'graph 2'.C3:'graph 2'.C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56">
                <text:p>1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54">
                <text:p>1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51">
                <text:p>1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f663d5e6bbc10760d525e14882490d040a4270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